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6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table:number-columns-repeated="2"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table:number-columns-repeated="2"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1043.77" calcext:value-type="float">
            <text:p>1043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table:number-columns-repeated="2"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</table:table-row>
        <table:table-row table:style-name="ro1" table:number-rows-repeated="10485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5:28:27.54278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3-06T17:32:48.185965921</dc:date>
    <meta:editing-duration>P7DT5H18M29S</meta:editing-duration>
    <meta:editing-cycles>48</meta:editing-cycles>
    <meta:generator>LibreOffice/5.1.6.2$Linux_X86_64 LibreOffice_project/10m0$Build-2</meta:generator>
    <meta:document-statistic meta:table-count="1" meta:cell-count="495" meta:object-count="0"/>
  </office:meta>
</office:document-meta>
</file>